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1E0000001EE8AE687B.png"/>
  <manifest:file-entry manifest:media-type="image/png" manifest:full-path="Pictures/100000120000000F0000000FF059E65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efed6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abe9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969696"/>
    </style:style>
    <style:style style:name="pr2" style:family="presentation" style:parent-style-name="Default-outline1">
      <style:graphic-properties draw:stroke="none" draw:fill="none" draw:fill-color="#babe90" draw:textarea-horizontal-align="justify" draw:textarea-vertical-align="top" draw:auto-grow-height="true" draw:auto-grow-width="false" fo:min-height="5.192cm" fo:min-width="0cm" fo:padding-top="0.13cm" fo:padding-bottom="0.13cm" fo:padding-left="0.25cm" fo:padding-right="0.25cm" fo:wrap-option="wrap" draw:shadow-color="#969696"/>
    </style:style>
    <style:style style:name="pr3" style:family="presentation" style:parent-style-name="Default-outline1">
      <style:graphic-properties fo:min-height="5.192cm"/>
    </style:style>
    <style:style style:name="pr4" style:family="presentation" style:parent-style-name="Default-outline1">
      <style:graphic-properties fo:min-height="11.171cm"/>
    </style:style>
    <style:style style:name="pr5" style:family="presentation" style:parent-style-name="Default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T1" style:family="text">
      <style:text-properties style:font-family-asian="宋体" style:font-pitch-asian="variable" style:font-family-complex="宋体" style:font-pitch-complex="variable"/>
    </style:style>
    <text:list-style style:name="L1">
      <text:list-level-style-number text:level="1" style:num-format="">
        <style:list-level-properties/>
        <style:text-properties fo:color="#404176" fo:font-size="100%"/>
      </text:list-level-style-number>
    </text:list-style>
  </office:automatic-styles>
  <office:body>
    <office:presentation>
      <draw:page draw:name="Agenda" draw:style-name="dp1" draw:master-page-name="Default" presentation:presentation-page-layout-name="AL1T15">
        <draw:frame presentation:style-name="pr1" draw:text-style-name="P2" xml:id="id1" draw:id="id1" draw:layer="layout" svg:width="21.59cm" svg:height="3.176cm" svg:x="1.905cm" svg:y="1.692cm" presentation:class="title">
          <draw:text-box>
            <text:list text:style-name="L1">
              <text:list-header>
                <text:p text:style-name="P1"><text:span text:style-name="T1">Agenda</text:span></text:p>
              </text:list-header>
            </text:list>
          </draw:text-box>
        </draw:frame>
        <draw:frame presentation:style-name="pr2" draw:text-style-name="P3" draw:layer="layout" svg:width="10.535cm" svg:height="5.452cm" svg:x="1.905cm" svg:y="5.503cm" presentation:class="outline">
          <draw:text-box>
            <text:list text:style-name="">
              <text:list-header>
                <text:p xml:id="id2" text:id="id2"/>
              </text:list-header>
            </text:list>
          </draw:text-box>
        </draw:frame>
        <draw:frame presentation:style-name="pr3" draw:layer="layout" svg:width="10.535cm" svg:height="5.452cm" svg:x="1.905cm" svg:y="11.474cm" presentation:class="outline" presentation:placeholder="true">
          <draw:text-box/>
        </draw:frame>
        <draw:frame presentation:style-name="pr4" draw:layer="layout" svg:width="10.535cm" svg:height="11.431cm" svg:x="12.967cm" svg:y="5.503cm" presentation:class="outline" presentation:placeholder="true">
          <draw:text-box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dur="0.5s" smil:fill="hold" presentation:node-type="after-previous" presentation:group-id="0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begin="0s" smil:dur="0.5s" smil:targetElement="id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dur="0.5s" smil:end="begin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begin="0s"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383ad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8383ad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8383ad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8383ad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383a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efed6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image text:level="1" xlink:href="Pictures/100000000000001E0000001EE8AE687B.png" xlink:type="simple" xlink:show="embed" xlink:actuate="onLoad">
            <style:list-level-properties text:min-label-width="0.952cm" style:vertical-pos="middle" style:vertical-rel="line" fo:width="0.608cm" fo:height="0.61cm"/>
          </text:list-level-style-image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c09e4a" fo:font-size="10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383ad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c09e4a" fo:font-size="10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383ad" fo:font-size="75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c09e4a" fo:font-size="105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40417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efed6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宋体" style:font-pitch-asian="variable" style:font-size-asian="12pt" style:font-style-asian="normal" style:font-weight-asian="normal" style:font-family-complex="宋体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>
        <text:list-style style:name="Title1-outline1">
          <text:list-level-style-number text:level="1" style:num-format="">
            <style:list-level-properties/>
            <style:text-properties fo:color="#8383ad" fo:font-size="75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c09e4a" fo:font-size="105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fo:font-family="'Times New Roman'" style:font-family-generic="roman" style:font-pitch="variable" fo:color="#8383ad" fo:font-size="75%"/>
          </text:list-level-style-bullet>
          <text:list-level-style-number text:level="2" style:num-format="">
            <style:list-level-properties/>
            <style:text-properties fo:color="#c09e4a" fo:font-size="105%"/>
          </text:list-level-style-number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宋体" style:font-pitch-asian="variable" style:font-size-asian="28pt" style:font-style-asian="normal" style:font-weight-asian="normal" style:font-family-complex="宋体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宋体" style:font-pitch-asian="variable" style:font-size-asian="24pt" style:font-style-asian="normal" style:font-weight-asian="normal" style:font-family-complex="宋体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8383ad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宋体" style:font-pitch-asian="variable" style:font-size-asian="20pt" style:font-style-asian="normal" style:font-weight-asian="normal" style:font-family-complex="宋体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abe9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969696">
        <text:list-style style:name="Title1-subtitle">
          <text:list-level-style-number text:level="1" style:num-format="">
            <style:list-level-properties/>
            <style:text-properties fo:color="#8383ad" fo:font-size="75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c09e4a" fo:font-size="105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66699" fo:font-size="105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6666" fo:font-size="105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383ad" fo:font-size="10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383ad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宋体" style:font-pitch-asian="variable" style:font-size-asian="32pt" style:font-style-asian="normal" style:font-weight-asian="normal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abe90" draw:textarea-horizontal-align="justify" draw:textarea-vertical-align="middle" draw:auto-grow-height="true" draw:auto-grow-width="false" fo:min-height="3.551cm" fo:min-width="0cm" fo:padding-top="0.13cm" fo:padding-bottom="0.13cm" fo:padding-left="0.25cm" fo:padding-right="0.25cm" fo:wrap-option="wrap" draw:shadow-color="#969696">
        <text:list-style style:name="Title1-title">
          <text:list-level-style-number text:level="1" style:num-format="">
            <style:list-level-properties/>
            <style:text-properties fo:color="#40417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176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宋体" style:font-pitch-asian="variable" style:font-size-asian="44pt" style:font-style-asian="normal" style:font-weight-asian="normal" style:font-family-complex="宋体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efed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666699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4" style:family="graphic" style:parent-style-name="standard">
      <style:graphic-properties draw:stroke="none" draw:fill="solid" draw:fill-color="#c09e4a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5" style:family="graphic" style:parent-style-name="standard">
      <style:graphic-properties draw:stroke="none" draw:fill="solid" draw:fill-color="#006666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6" style:family="graphic" style:parent-style-name="standard">
      <style:graphic-properties draw:stroke="none" draw:fill="solid" draw:fill-color="#babe90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7" style:family="graphic" style:parent-style-name="standard">
      <style:graphic-properties draw:stroke="none" draw:fill="solid" draw:fill-color="#fefed6" draw:opacity="50%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solid" svg:stroke-width="0.079cm" svg:stroke-color="#969696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14" style:family="graphic" style:parent-style-name="standard">
      <style:graphic-properties draw:stroke="none" draw:fill="solid" draw:fill-color="#fefed6" draw:textarea-horizontal-align="left" draw:textarea-vertical-align="middle" draw:auto-grow-height="false" fo:padding-top="0.13cm" fo:padding-bottom="0.13cm" fo:padding-left="0.25cm" fo:padding-right="0.25cm" fo:wrap-option="no-wrap" draw:shadow-color="#969696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abe90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babe90" draw:auto-grow-height="false" draw:auto-grow-width="false" fo:min-height="1.272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babe90" draw:auto-grow-height="false" draw:auto-grow-width="false" fo:min-height="1.272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babe90" draw:auto-grow-height="false" draw:auto-grow-width="false" fo:min-height="1.272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simple" style:line-break="normal"/>
    </style:style>
    <style:style style:name="MP6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simple" style:line-break="normal"/>
    </style:style>
    <style:style style:name="MP8" style:family="paragraph"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line-height="100%" fo:text-indent="0cm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/>
    </style:style>
    <style:style style:name="MP1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zh" fo:country="CN" style:language-asian="zh" style:country-asian="CN" style:language-complex="zh" style:country-complex="CN"/>
    </style:style>
    <style:style style:name="MT2" style:family="text">
      <style:text-properties fo:font-size="12pt" fo:language="zh" fo:country="CN" style:font-size-asian="12pt" style:language-asian="zh" style:country-asian="CN" style:font-size-complex="12pt" style:language-complex="zh" style:country-complex="CN"/>
    </style:style>
    <style:style style:name="MT3" style:family="text">
      <style:text-properties fo:color="#8383ad" fo:font-family="'Times New Roman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text:list-style style:name="ML1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383a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8383ad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8383ad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8383ad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8383a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2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2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draw:g>
        <draw:g>
          <draw:g>
            <draw:custom-shape draw:style-name="Mgr3" draw:text-style-name="MP3" draw:layer="backgroundobjects" svg:width="2.327cm" svg:height="0.467cm" svg:x="2.928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7cm" svg:height="0.467cm" svg:x="2.928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7cm" svg:x="0.6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0.6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cm" svg:height="0.467cm" svg:x="0.833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8cm" svg:height="0.467cm" svg:x="7.797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7cm" svg:x="7.797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9cm" svg:height="0.467cm" svg:x="5.468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9cm" svg:height="0.467cm" svg:x="5.468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1cm" svg:height="0.467cm" svg:x="5.701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8cm" svg:height="0.467cm" svg:x="12.665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7cm" svg:x="12.665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9cm" svg:height="0.467cm" svg:x="10.336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9cm" svg:height="0.467cm" svg:x="10.336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1cm" svg:height="0.467cm" svg:x="10.569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7cm" svg:height="0.467cm" svg:x="17.533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7cm" svg:height="0.467cm" svg:x="17.533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8cm" svg:height="0.467cm" svg:x="15.205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8cm" svg:height="0.467cm" svg:x="15.205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cm" svg:height="0.467cm" svg:x="15.438cm" svg:y="0.4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2.328cm" svg:height="0.467cm" svg:x="22.402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4" draw:text-style-name="MP3" draw:layer="backgroundobjects" svg:width="2.328cm" svg:height="0.467cm" svg:x="22.402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2.329cm" svg:height="0.467cm" svg:x="20.073cm" svg:y="0.68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2.329cm" svg:height="0.467cm" svg:x="20.073cm" svg:y="0.212cm">
              <text:p/>
              <draw:enhanced-geometry svg:viewBox="0 0 21600 21600" draw:type="rectangle" draw:enhanced-path="M 0 0 L 21600 0 21600 21600 0 21600 0 0 Z N"/>
            </draw:custom-shape>
            <draw:custom-shape draw:style-name="Mgr7" draw:text-style-name="MP3" draw:layer="backgroundobjects" svg:width="4.191cm" svg:height="0.467cm" svg:x="20.306cm" svg:y="0.44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Mgr4" draw:text-style-name="MP3" draw:layer="backgroundobjects" svg:width="1.375cm" svg:height="0.207cm" svg:x="2.222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5cm" svg:height="0.207cm" svg:x="0.84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5.18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3.81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6cm" svg:height="0.207cm" svg:x="8.149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6.773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5cm" svg:height="0.207cm" svg:x="11.112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5cm" svg:height="0.207cm" svg:x="9.73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6cm" svg:height="0.207cm" svg:x="14.07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6cm" svg:height="0.207cm" svg:x="12.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17.039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15.663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4" draw:text-style-name="MP3" draw:layer="backgroundobjects" svg:width="1.375cm" svg:height="0.207cm" svg:x="20.002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5" draw:text-style-name="MP3" draw:layer="backgroundobjects" svg:width="1.375cm" svg:height="0.207cm" svg:x="18.627cm" svg:y="18.8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Mgr3" draw:text-style-name="MP3" draw:layer="backgroundobjects" svg:width="1.376cm" svg:height="0.207cm" svg:x="22.966cm" svg:y="18.843cm">
              <text:p/>
              <draw:enhanced-geometry svg:viewBox="0 0 21600 21600" draw:type="rectangle" draw:enhanced-path="M 0 0 L 21600 0 21600 21600 0 21600 0 0 Z N"/>
            </draw:custom-shape>
            <draw:custom-shape draw:style-name="Mgr6" draw:text-style-name="MP3" draw:layer="backgroundobjects" svg:width="1.376cm" svg:height="0.207cm" svg:x="21.59cm" svg:y="18.843cm">
              <text:p/>
              <draw:enhanced-geometry svg:viewBox="0 0 21600 21600" draw:type="rectangle" draw:enhanced-path="M 0 0 L 21600 0 21600 21600 0 21600 0 0 Z N"/>
            </draw:custom-shape>
          </draw:g>
        </draw:g>
      </draw:g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draw:style-name="Mgr9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0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1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line draw:style-name="Mgr13" draw:text-style-name="MP9" draw:layer="backgroundobjects" svg:x1="0cm" svg:y1="2.602cm" svg:x2="1.72cm" svg:y2="2.602cm">
          <text:p/>
        </draw:line>
        <draw:line draw:style-name="Mgr13" draw:text-style-name="MP9" draw:layer="backgroundobjects" svg:x1="0cm" svg:y1="4.811cm" svg:x2="1.72cm" svg:y2="4.811cm">
          <text:p/>
        </draw:line>
        <draw:line draw:style-name="Mgr13" draw:text-style-name="MP9" draw:layer="backgroundobjects" svg:x1="0cm" svg:y1="7.108cm" svg:x2="1.72cm" svg:y2="7.108cm">
          <text:p/>
        </draw:line>
        <draw:line draw:style-name="Mgr13" draw:text-style-name="MP9" draw:layer="backgroundobjects" svg:x1="0cm" svg:y1="9.318cm" svg:x2="1.72cm" svg:y2="9.318cm">
          <text:p/>
        </draw:line>
        <draw:line draw:style-name="Mgr13" draw:text-style-name="MP9" draw:layer="backgroundobjects" svg:x1="0cm" svg:y1="11.611cm" svg:x2="1.72cm" svg:y2="11.611cm">
          <text:p/>
        </draw:line>
        <draw:line draw:style-name="Mgr13" draw:text-style-name="MP9" draw:layer="backgroundobjects" svg:x1="0cm" svg:y1="13.82cm" svg:x2="1.72cm" svg:y2="13.82cm">
          <text:p/>
        </draw:line>
        <draw:line draw:style-name="Mgr13" draw:text-style-name="MP9" draw:layer="backgroundobjects" svg:x1="0cm" svg:y1="16.118cm" svg:x2="1.72cm" svg:y2="16.118cm">
          <text:p/>
        </draw:line>
        <draw:line draw:style-name="Mgr13" draw:text-style-name="MP9" draw:layer="backgroundobjects" svg:x1="0cm" svg:y1="18.327cm" svg:x2="1.72cm" svg:y2="18.327cm">
          <text:p/>
        </draw:line>
        <draw:line draw:style-name="Mgr13" draw:text-style-name="MP9" draw:layer="backgroundobjects" svg:x1="2.13cm" svg:y1="0.635cm" svg:x2="2.13cm" svg:y2="2.355cm">
          <text:p/>
        </draw:line>
        <draw:line draw:style-name="Mgr13" draw:text-style-name="MP9" draw:layer="backgroundobjects" svg:x1="4.339cm" svg:y1="0.635cm" svg:x2="4.339cm" svg:y2="2.355cm">
          <text:p/>
        </draw:line>
        <draw:line draw:style-name="Mgr13" draw:text-style-name="MP9" draw:layer="backgroundobjects" svg:x1="4.339cm" svg:y1="2.844cm" svg:x2="4.339cm" svg:y2="4.564cm">
          <text:p/>
        </draw:line>
        <draw:line draw:style-name="Mgr13" draw:text-style-name="MP9" draw:layer="backgroundobjects" svg:x1="2.13cm" svg:y1="2.844cm" svg:x2="2.13cm" svg:y2="4.564cm">
          <text:p/>
        </draw:line>
        <draw:line draw:style-name="Mgr13" draw:text-style-name="MP9" draw:layer="backgroundobjects" svg:x1="2.377cm" svg:y1="2.602cm" svg:x2="4.097cm" svg:y2="2.602cm">
          <text:p/>
        </draw:line>
        <draw:line draw:style-name="Mgr13" draw:text-style-name="MP9" draw:layer="backgroundobjects" svg:x1="4.71cm" svg:y1="2.602cm" svg:x2="6.429cm" svg:y2="2.602cm">
          <text:p/>
        </draw:line>
        <draw:line draw:style-name="Mgr13" draw:text-style-name="MP9" draw:layer="backgroundobjects" svg:x1="4.71cm" svg:y1="4.811cm" svg:x2="6.429cm" svg:y2="4.811cm">
          <text:p/>
        </draw:line>
        <draw:line draw:style-name="Mgr13" draw:text-style-name="MP9" draw:layer="backgroundobjects" svg:x1="2.377cm" svg:y1="4.811cm" svg:x2="4.097cm" svg:y2="4.811cm">
          <text:p/>
        </draw:line>
        <draw:line draw:style-name="Mgr13" draw:text-style-name="MP9" draw:layer="backgroundobjects" svg:x1="2.13cm" svg:y1="5.142cm" svg:x2="2.13cm" svg:y2="6.862cm">
          <text:p/>
        </draw:line>
        <draw:line draw:style-name="Mgr13" draw:text-style-name="MP9" draw:layer="backgroundobjects" svg:x1="4.339cm" svg:y1="5.142cm" svg:x2="4.339cm" svg:y2="6.862cm">
          <text:p/>
        </draw:line>
        <draw:line draw:style-name="Mgr13" draw:text-style-name="MP9" draw:layer="backgroundobjects" svg:x1="4.339cm" svg:y1="7.351cm" svg:x2="4.339cm" svg:y2="9.071cm">
          <text:p/>
        </draw:line>
        <draw:line draw:style-name="Mgr13" draw:text-style-name="MP9" draw:layer="backgroundobjects" svg:x1="2.13cm" svg:y1="7.351cm" svg:x2="2.13cm" svg:y2="9.071cm">
          <text:p/>
        </draw:line>
        <draw:line draw:style-name="Mgr13" draw:text-style-name="MP9" draw:layer="backgroundobjects" svg:x1="2.377cm" svg:y1="7.108cm" svg:x2="4.097cm" svg:y2="7.108cm">
          <text:p/>
        </draw:line>
        <draw:line draw:style-name="Mgr13" draw:text-style-name="MP9" draw:layer="backgroundobjects" svg:x1="4.71cm" svg:y1="7.108cm" svg:x2="6.429cm" svg:y2="7.108cm">
          <text:p/>
        </draw:line>
        <draw:line draw:style-name="Mgr13" draw:text-style-name="MP9" draw:layer="backgroundobjects" svg:x1="4.71cm" svg:y1="9.318cm" svg:x2="6.429cm" svg:y2="9.318cm">
          <text:p/>
        </draw:line>
        <draw:line draw:style-name="Mgr13" draw:text-style-name="MP9" draw:layer="backgroundobjects" svg:x1="2.377cm" svg:y1="9.318cm" svg:x2="4.097cm" svg:y2="9.318cm">
          <text:p/>
        </draw:line>
        <draw:line draw:style-name="Mgr13" draw:text-style-name="MP9" draw:layer="backgroundobjects" svg:x1="2.13cm" svg:y1="9.644cm" svg:x2="2.13cm" svg:y2="11.364cm">
          <text:p/>
        </draw:line>
        <draw:line draw:style-name="Mgr13" draw:text-style-name="MP9" draw:layer="backgroundobjects" svg:x1="4.339cm" svg:y1="9.644cm" svg:x2="4.339cm" svg:y2="11.364cm">
          <text:p/>
        </draw:line>
        <draw:line draw:style-name="Mgr13" draw:text-style-name="MP9" draw:layer="backgroundobjects" svg:x1="4.339cm" svg:y1="11.853cm" svg:x2="4.339cm" svg:y2="13.573cm">
          <text:p/>
        </draw:line>
        <draw:line draw:style-name="Mgr13" draw:text-style-name="MP9" draw:layer="backgroundobjects" svg:x1="2.13cm" svg:y1="11.853cm" svg:x2="2.13cm" svg:y2="13.573cm">
          <text:p/>
        </draw:line>
        <draw:line draw:style-name="Mgr13" draw:text-style-name="MP9" draw:layer="backgroundobjects" svg:x1="2.377cm" svg:y1="11.611cm" svg:x2="4.097cm" svg:y2="11.611cm">
          <text:p/>
        </draw:line>
        <draw:line draw:style-name="Mgr13" draw:text-style-name="MP9" draw:layer="backgroundobjects" svg:x1="4.71cm" svg:y1="11.611cm" svg:x2="6.429cm" svg:y2="11.611cm">
          <text:p/>
        </draw:line>
        <draw:line draw:style-name="Mgr13" draw:text-style-name="MP9" draw:layer="backgroundobjects" svg:x1="4.71cm" svg:y1="13.82cm" svg:x2="6.429cm" svg:y2="13.82cm">
          <text:p/>
        </draw:line>
        <draw:line draw:style-name="Mgr13" draw:text-style-name="MP9" draw:layer="backgroundobjects" svg:x1="2.377cm" svg:y1="13.82cm" svg:x2="4.097cm" svg:y2="13.82cm">
          <text:p/>
        </draw:line>
        <draw:line draw:style-name="Mgr13" draw:text-style-name="MP9" draw:layer="backgroundobjects" svg:x1="2.13cm" svg:y1="14.151cm" svg:x2="2.13cm" svg:y2="15.871cm">
          <text:p/>
        </draw:line>
        <draw:line draw:style-name="Mgr13" draw:text-style-name="MP9" draw:layer="backgroundobjects" svg:x1="4.339cm" svg:y1="14.151cm" svg:x2="4.339cm" svg:y2="15.871cm">
          <text:p/>
        </draw:line>
        <draw:line draw:style-name="Mgr13" draw:text-style-name="MP9" draw:layer="backgroundobjects" svg:x1="4.339cm" svg:y1="16.36cm" svg:x2="4.339cm" svg:y2="18.08cm">
          <text:p/>
        </draw:line>
        <draw:line draw:style-name="Mgr13" draw:text-style-name="MP9" draw:layer="backgroundobjects" svg:x1="2.13cm" svg:y1="16.36cm" svg:x2="2.13cm" svg:y2="18.08cm">
          <text:p/>
        </draw:line>
        <draw:line draw:style-name="Mgr13" draw:text-style-name="MP9" draw:layer="backgroundobjects" svg:x1="2.377cm" svg:y1="16.118cm" svg:x2="4.097cm" svg:y2="16.118cm">
          <text:p/>
        </draw:line>
        <draw:line draw:style-name="Mgr13" draw:text-style-name="MP9" draw:layer="backgroundobjects" svg:x1="4.71cm" svg:y1="16.118cm" svg:x2="6.429cm" svg:y2="16.118cm">
          <text:p/>
        </draw:line>
        <draw:line draw:style-name="Mgr13" draw:text-style-name="MP9" draw:layer="backgroundobjects" svg:x1="4.71cm" svg:y1="18.327cm" svg:x2="6.429cm" svg:y2="18.327cm">
          <text:p/>
        </draw:line>
        <draw:line draw:style-name="Mgr13" draw:text-style-name="MP9" draw:layer="backgroundobjects" svg:x1="2.377cm" svg:y1="18.327cm" svg:x2="4.097cm" svg:y2="18.327cm">
          <text:p/>
        </draw:line>
        <draw:line draw:style-name="Mgr13" draw:text-style-name="MP9" draw:layer="backgroundobjects" svg:x1="6.839cm" svg:y1="0.635cm" svg:x2="6.839cm" svg:y2="2.355cm">
          <text:p/>
        </draw:line>
        <draw:line draw:style-name="Mgr13" draw:text-style-name="MP9" draw:layer="backgroundobjects" svg:x1="9.049cm" svg:y1="0.635cm" svg:x2="9.049cm" svg:y2="2.355cm">
          <text:p/>
        </draw:line>
        <draw:line draw:style-name="Mgr13" draw:text-style-name="MP9" draw:layer="backgroundobjects" svg:x1="9.049cm" svg:y1="2.844cm" svg:x2="9.049cm" svg:y2="4.564cm">
          <text:p/>
        </draw:line>
        <draw:line draw:style-name="Mgr13" draw:text-style-name="MP9" draw:layer="backgroundobjects" svg:x1="6.839cm" svg:y1="2.844cm" svg:x2="6.839cm" svg:y2="4.564cm">
          <text:p/>
        </draw:line>
        <draw:line draw:style-name="Mgr13" draw:text-style-name="MP9" draw:layer="backgroundobjects" svg:x1="7.086cm" svg:y1="2.602cm" svg:x2="8.806cm" svg:y2="2.602cm">
          <text:p/>
        </draw:line>
        <draw:line draw:style-name="Mgr13" draw:text-style-name="MP9" draw:layer="backgroundobjects" svg:x1="9.419cm" svg:y1="2.602cm" svg:x2="11.139cm" svg:y2="2.602cm">
          <text:p/>
        </draw:line>
        <draw:line draw:style-name="Mgr13" draw:text-style-name="MP9" draw:layer="backgroundobjects" svg:x1="9.419cm" svg:y1="4.811cm" svg:x2="11.139cm" svg:y2="4.811cm">
          <text:p/>
        </draw:line>
        <draw:line draw:style-name="Mgr13" draw:text-style-name="MP9" draw:layer="backgroundobjects" svg:x1="7.086cm" svg:y1="4.811cm" svg:x2="8.806cm" svg:y2="4.811cm">
          <text:p/>
        </draw:line>
        <draw:line draw:style-name="Mgr13" draw:text-style-name="MP9" draw:layer="backgroundobjects" svg:x1="6.839cm" svg:y1="5.142cm" svg:x2="6.839cm" svg:y2="6.862cm">
          <text:p/>
        </draw:line>
        <draw:line draw:style-name="Mgr13" draw:text-style-name="MP9" draw:layer="backgroundobjects" svg:x1="9.049cm" svg:y1="5.142cm" svg:x2="9.049cm" svg:y2="6.862cm">
          <text:p/>
        </draw:line>
        <draw:line draw:style-name="Mgr13" draw:text-style-name="MP9" draw:layer="backgroundobjects" svg:x1="9.049cm" svg:y1="7.351cm" svg:x2="9.049cm" svg:y2="9.071cm">
          <text:p/>
        </draw:line>
        <draw:line draw:style-name="Mgr13" draw:text-style-name="MP9" draw:layer="backgroundobjects" svg:x1="6.839cm" svg:y1="7.351cm" svg:x2="6.839cm" svg:y2="9.071cm">
          <text:p/>
        </draw:line>
        <draw:line draw:style-name="Mgr13" draw:text-style-name="MP9" draw:layer="backgroundobjects" svg:x1="7.086cm" svg:y1="7.108cm" svg:x2="8.806cm" svg:y2="7.108cm">
          <text:p/>
        </draw:line>
        <draw:line draw:style-name="Mgr13" draw:text-style-name="MP9" draw:layer="backgroundobjects" svg:x1="9.419cm" svg:y1="7.108cm" svg:x2="11.139cm" svg:y2="7.108cm">
          <text:p/>
        </draw:line>
        <draw:line draw:style-name="Mgr13" draw:text-style-name="MP9" draw:layer="backgroundobjects" svg:x1="9.419cm" svg:y1="9.318cm" svg:x2="11.139cm" svg:y2="9.318cm">
          <text:p/>
        </draw:line>
        <draw:line draw:style-name="Mgr13" draw:text-style-name="MP9" draw:layer="backgroundobjects" svg:x1="7.086cm" svg:y1="9.318cm" svg:x2="8.806cm" svg:y2="9.318cm">
          <text:p/>
        </draw:line>
        <draw:line draw:style-name="Mgr13" draw:text-style-name="MP9" draw:layer="backgroundobjects" svg:x1="6.839cm" svg:y1="9.644cm" svg:x2="6.839cm" svg:y2="11.364cm">
          <text:p/>
        </draw:line>
        <draw:line draw:style-name="Mgr13" draw:text-style-name="MP9" draw:layer="backgroundobjects" svg:x1="9.049cm" svg:y1="9.644cm" svg:x2="9.049cm" svg:y2="11.364cm">
          <text:p/>
        </draw:line>
        <draw:line draw:style-name="Mgr13" draw:text-style-name="MP9" draw:layer="backgroundobjects" svg:x1="9.049cm" svg:y1="11.853cm" svg:x2="9.049cm" svg:y2="13.573cm">
          <text:p/>
        </draw:line>
        <draw:line draw:style-name="Mgr13" draw:text-style-name="MP9" draw:layer="backgroundobjects" svg:x1="6.839cm" svg:y1="11.853cm" svg:x2="6.839cm" svg:y2="13.573cm">
          <text:p/>
        </draw:line>
        <draw:line draw:style-name="Mgr13" draw:text-style-name="MP9" draw:layer="backgroundobjects" svg:x1="7.086cm" svg:y1="11.611cm" svg:x2="8.806cm" svg:y2="11.611cm">
          <text:p/>
        </draw:line>
        <draw:line draw:style-name="Mgr13" draw:text-style-name="MP9" draw:layer="backgroundobjects" svg:x1="9.419cm" svg:y1="11.611cm" svg:x2="11.139cm" svg:y2="11.611cm">
          <text:p/>
        </draw:line>
        <draw:line draw:style-name="Mgr13" draw:text-style-name="MP9" draw:layer="backgroundobjects" svg:x1="9.419cm" svg:y1="13.82cm" svg:x2="11.139cm" svg:y2="13.82cm">
          <text:p/>
        </draw:line>
        <draw:line draw:style-name="Mgr13" draw:text-style-name="MP9" draw:layer="backgroundobjects" svg:x1="7.086cm" svg:y1="13.82cm" svg:x2="8.806cm" svg:y2="13.82cm">
          <text:p/>
        </draw:line>
        <draw:line draw:style-name="Mgr13" draw:text-style-name="MP9" draw:layer="backgroundobjects" svg:x1="6.839cm" svg:y1="14.151cm" svg:x2="6.839cm" svg:y2="15.871cm">
          <text:p/>
        </draw:line>
        <draw:line draw:style-name="Mgr13" draw:text-style-name="MP9" draw:layer="backgroundobjects" svg:x1="9.049cm" svg:y1="14.151cm" svg:x2="9.049cm" svg:y2="15.871cm">
          <text:p/>
        </draw:line>
        <draw:line draw:style-name="Mgr13" draw:text-style-name="MP9" draw:layer="backgroundobjects" svg:x1="9.049cm" svg:y1="16.36cm" svg:x2="9.049cm" svg:y2="18.08cm">
          <text:p/>
        </draw:line>
        <draw:line draw:style-name="Mgr13" draw:text-style-name="MP9" draw:layer="backgroundobjects" svg:x1="6.839cm" svg:y1="16.36cm" svg:x2="6.839cm" svg:y2="18.08cm">
          <text:p/>
        </draw:line>
        <draw:line draw:style-name="Mgr13" draw:text-style-name="MP9" draw:layer="backgroundobjects" svg:x1="7.086cm" svg:y1="16.118cm" svg:x2="8.806cm" svg:y2="16.118cm">
          <text:p/>
        </draw:line>
        <draw:line draw:style-name="Mgr13" draw:text-style-name="MP9" draw:layer="backgroundobjects" svg:x1="9.419cm" svg:y1="16.118cm" svg:x2="11.139cm" svg:y2="16.118cm">
          <text:p/>
        </draw:line>
        <draw:line draw:style-name="Mgr13" draw:text-style-name="MP9" draw:layer="backgroundobjects" svg:x1="9.419cm" svg:y1="18.327cm" svg:x2="11.139cm" svg:y2="18.327cm">
          <text:p/>
        </draw:line>
        <draw:line draw:style-name="Mgr13" draw:text-style-name="MP9" draw:layer="backgroundobjects" svg:x1="7.086cm" svg:y1="18.327cm" svg:x2="8.806cm" svg:y2="18.327cm">
          <text:p/>
        </draw:line>
        <draw:line draw:style-name="Mgr13" draw:text-style-name="MP9" draw:layer="backgroundobjects" svg:x1="11.549cm" svg:y1="0.635cm" svg:x2="11.549cm" svg:y2="2.355cm">
          <text:p/>
        </draw:line>
        <draw:line draw:style-name="Mgr13" draw:text-style-name="MP9" draw:layer="backgroundobjects" svg:x1="13.758cm" svg:y1="0.635cm" svg:x2="13.758cm" svg:y2="2.355cm">
          <text:p/>
        </draw:line>
        <draw:line draw:style-name="Mgr13" draw:text-style-name="MP9" draw:layer="backgroundobjects" svg:x1="13.758cm" svg:y1="2.844cm" svg:x2="13.758cm" svg:y2="4.564cm">
          <text:p/>
        </draw:line>
        <draw:line draw:style-name="Mgr13" draw:text-style-name="MP9" draw:layer="backgroundobjects" svg:x1="11.549cm" svg:y1="2.844cm" svg:x2="11.549cm" svg:y2="4.564cm">
          <text:p/>
        </draw:line>
        <draw:line draw:style-name="Mgr13" draw:text-style-name="MP9" draw:layer="backgroundobjects" svg:x1="11.796cm" svg:y1="2.602cm" svg:x2="13.516cm" svg:y2="2.602cm">
          <text:p/>
        </draw:line>
        <draw:line draw:style-name="Mgr13" draw:text-style-name="MP9" draw:layer="backgroundobjects" svg:x1="14.129cm" svg:y1="2.602cm" svg:x2="15.849cm" svg:y2="2.602cm">
          <text:p/>
        </draw:line>
        <draw:line draw:style-name="Mgr13" draw:text-style-name="MP9" draw:layer="backgroundobjects" svg:x1="14.129cm" svg:y1="4.811cm" svg:x2="15.849cm" svg:y2="4.811cm">
          <text:p/>
        </draw:line>
        <draw:line draw:style-name="Mgr13" draw:text-style-name="MP9" draw:layer="backgroundobjects" svg:x1="11.796cm" svg:y1="4.811cm" svg:x2="13.516cm" svg:y2="4.811cm">
          <text:p/>
        </draw:line>
        <draw:line draw:style-name="Mgr13" draw:text-style-name="MP9" draw:layer="backgroundobjects" svg:x1="11.549cm" svg:y1="5.142cm" svg:x2="11.549cm" svg:y2="6.862cm">
          <text:p/>
        </draw:line>
        <draw:line draw:style-name="Mgr13" draw:text-style-name="MP9" draw:layer="backgroundobjects" svg:x1="13.758cm" svg:y1="5.142cm" svg:x2="13.758cm" svg:y2="6.862cm">
          <text:p/>
        </draw:line>
        <draw:line draw:style-name="Mgr13" draw:text-style-name="MP9" draw:layer="backgroundobjects" svg:x1="13.758cm" svg:y1="7.351cm" svg:x2="13.758cm" svg:y2="9.071cm">
          <text:p/>
        </draw:line>
        <draw:line draw:style-name="Mgr13" draw:text-style-name="MP9" draw:layer="backgroundobjects" svg:x1="11.549cm" svg:y1="7.351cm" svg:x2="11.549cm" svg:y2="9.071cm">
          <text:p/>
        </draw:line>
        <draw:line draw:style-name="Mgr13" draw:text-style-name="MP9" draw:layer="backgroundobjects" svg:x1="11.796cm" svg:y1="7.108cm" svg:x2="13.516cm" svg:y2="7.108cm">
          <text:p/>
        </draw:line>
        <draw:line draw:style-name="Mgr13" draw:text-style-name="MP9" draw:layer="backgroundobjects" svg:x1="14.129cm" svg:y1="7.108cm" svg:x2="15.849cm" svg:y2="7.108cm">
          <text:p/>
        </draw:line>
        <draw:line draw:style-name="Mgr13" draw:text-style-name="MP9" draw:layer="backgroundobjects" svg:x1="14.129cm" svg:y1="9.318cm" svg:x2="15.849cm" svg:y2="9.318cm">
          <text:p/>
        </draw:line>
        <draw:line draw:style-name="Mgr13" draw:text-style-name="MP9" draw:layer="backgroundobjects" svg:x1="11.796cm" svg:y1="9.318cm" svg:x2="13.516cm" svg:y2="9.318cm">
          <text:p/>
        </draw:line>
        <draw:line draw:style-name="Mgr13" draw:text-style-name="MP9" draw:layer="backgroundobjects" svg:x1="11.549cm" svg:y1="9.644cm" svg:x2="11.549cm" svg:y2="11.364cm">
          <text:p/>
        </draw:line>
        <draw:line draw:style-name="Mgr13" draw:text-style-name="MP9" draw:layer="backgroundobjects" svg:x1="13.758cm" svg:y1="9.644cm" svg:x2="13.758cm" svg:y2="11.364cm">
          <text:p/>
        </draw:line>
        <draw:line draw:style-name="Mgr13" draw:text-style-name="MP9" draw:layer="backgroundobjects" svg:x1="13.758cm" svg:y1="11.853cm" svg:x2="13.758cm" svg:y2="13.573cm">
          <text:p/>
        </draw:line>
        <draw:line draw:style-name="Mgr13" draw:text-style-name="MP9" draw:layer="backgroundobjects" svg:x1="11.549cm" svg:y1="11.853cm" svg:x2="11.549cm" svg:y2="13.573cm">
          <text:p/>
        </draw:line>
        <draw:line draw:style-name="Mgr13" draw:text-style-name="MP9" draw:layer="backgroundobjects" svg:x1="11.796cm" svg:y1="11.611cm" svg:x2="13.516cm" svg:y2="11.611cm">
          <text:p/>
        </draw:line>
        <draw:line draw:style-name="Mgr13" draw:text-style-name="MP9" draw:layer="backgroundobjects" svg:x1="14.129cm" svg:y1="11.611cm" svg:x2="15.849cm" svg:y2="11.611cm">
          <text:p/>
        </draw:line>
        <draw:line draw:style-name="Mgr13" draw:text-style-name="MP9" draw:layer="backgroundobjects" svg:x1="14.129cm" svg:y1="13.82cm" svg:x2="15.849cm" svg:y2="13.82cm">
          <text:p/>
        </draw:line>
        <draw:line draw:style-name="Mgr13" draw:text-style-name="MP9" draw:layer="backgroundobjects" svg:x1="11.796cm" svg:y1="13.82cm" svg:x2="13.516cm" svg:y2="13.82cm">
          <text:p/>
        </draw:line>
        <draw:line draw:style-name="Mgr13" draw:text-style-name="MP9" draw:layer="backgroundobjects" svg:x1="11.549cm" svg:y1="14.151cm" svg:x2="11.549cm" svg:y2="15.871cm">
          <text:p/>
        </draw:line>
        <draw:line draw:style-name="Mgr13" draw:text-style-name="MP9" draw:layer="backgroundobjects" svg:x1="13.758cm" svg:y1="14.151cm" svg:x2="13.758cm" svg:y2="15.871cm">
          <text:p/>
        </draw:line>
        <draw:line draw:style-name="Mgr13" draw:text-style-name="MP9" draw:layer="backgroundobjects" svg:x1="13.758cm" svg:y1="16.36cm" svg:x2="13.758cm" svg:y2="18.08cm">
          <text:p/>
        </draw:line>
        <draw:line draw:style-name="Mgr13" draw:text-style-name="MP9" draw:layer="backgroundobjects" svg:x1="11.549cm" svg:y1="16.36cm" svg:x2="11.549cm" svg:y2="18.08cm">
          <text:p/>
        </draw:line>
        <draw:line draw:style-name="Mgr13" draw:text-style-name="MP9" draw:layer="backgroundobjects" svg:x1="11.796cm" svg:y1="16.118cm" svg:x2="13.516cm" svg:y2="16.118cm">
          <text:p/>
        </draw:line>
        <draw:line draw:style-name="Mgr13" draw:text-style-name="MP9" draw:layer="backgroundobjects" svg:x1="14.129cm" svg:y1="16.118cm" svg:x2="15.849cm" svg:y2="16.118cm">
          <text:p/>
        </draw:line>
        <draw:line draw:style-name="Mgr13" draw:text-style-name="MP9" draw:layer="backgroundobjects" svg:x1="14.129cm" svg:y1="18.327cm" svg:x2="15.849cm" svg:y2="18.327cm">
          <text:p/>
        </draw:line>
        <draw:line draw:style-name="Mgr13" draw:text-style-name="MP9" draw:layer="backgroundobjects" svg:x1="11.796cm" svg:y1="18.327cm" svg:x2="13.516cm" svg:y2="18.327cm">
          <text:p/>
        </draw:line>
        <draw:line draw:style-name="Mgr13" draw:text-style-name="MP9" draw:layer="backgroundobjects" svg:x1="16.259cm" svg:y1="0.635cm" svg:x2="16.259cm" svg:y2="2.355cm">
          <text:p/>
        </draw:line>
        <draw:line draw:style-name="Mgr13" draw:text-style-name="MP9" draw:layer="backgroundobjects" svg:x1="18.468cm" svg:y1="0.635cm" svg:x2="18.468cm" svg:y2="2.355cm">
          <text:p/>
        </draw:line>
        <draw:line draw:style-name="Mgr13" draw:text-style-name="MP9" draw:layer="backgroundobjects" svg:x1="18.468cm" svg:y1="2.844cm" svg:x2="18.468cm" svg:y2="4.564cm">
          <text:p/>
        </draw:line>
        <draw:line draw:style-name="Mgr13" draw:text-style-name="MP9" draw:layer="backgroundobjects" svg:x1="16.259cm" svg:y1="2.844cm" svg:x2="16.259cm" svg:y2="4.564cm">
          <text:p/>
        </draw:line>
        <draw:line draw:style-name="Mgr13" draw:text-style-name="MP9" draw:layer="backgroundobjects" svg:x1="16.506cm" svg:y1="2.602cm" svg:x2="18.225cm" svg:y2="2.602cm">
          <text:p/>
        </draw:line>
        <draw:line draw:style-name="Mgr13" draw:text-style-name="MP9" draw:layer="backgroundobjects" svg:x1="18.838cm" svg:y1="2.602cm" svg:x2="20.558cm" svg:y2="2.602cm">
          <text:p/>
        </draw:line>
        <draw:line draw:style-name="Mgr13" draw:text-style-name="MP9" draw:layer="backgroundobjects" svg:x1="18.838cm" svg:y1="4.811cm" svg:x2="20.558cm" svg:y2="4.811cm">
          <text:p/>
        </draw:line>
        <draw:line draw:style-name="Mgr13" draw:text-style-name="MP9" draw:layer="backgroundobjects" svg:x1="16.506cm" svg:y1="4.811cm" svg:x2="18.225cm" svg:y2="4.811cm">
          <text:p/>
        </draw:line>
        <draw:line draw:style-name="Mgr13" draw:text-style-name="MP9" draw:layer="backgroundobjects" svg:x1="16.259cm" svg:y1="5.142cm" svg:x2="16.259cm" svg:y2="6.862cm">
          <text:p/>
        </draw:line>
        <draw:line draw:style-name="Mgr13" draw:text-style-name="MP9" draw:layer="backgroundobjects" svg:x1="18.468cm" svg:y1="5.142cm" svg:x2="18.468cm" svg:y2="6.862cm">
          <text:p/>
        </draw:line>
        <draw:line draw:style-name="Mgr13" draw:text-style-name="MP9" draw:layer="backgroundobjects" svg:x1="18.468cm" svg:y1="7.351cm" svg:x2="18.468cm" svg:y2="9.071cm">
          <text:p/>
        </draw:line>
        <draw:line draw:style-name="Mgr13" draw:text-style-name="MP9" draw:layer="backgroundobjects" svg:x1="16.259cm" svg:y1="7.351cm" svg:x2="16.259cm" svg:y2="9.071cm">
          <text:p/>
        </draw:line>
        <draw:line draw:style-name="Mgr13" draw:text-style-name="MP9" draw:layer="backgroundobjects" svg:x1="16.506cm" svg:y1="7.108cm" svg:x2="18.225cm" svg:y2="7.108cm">
          <text:p/>
        </draw:line>
        <draw:line draw:style-name="Mgr13" draw:text-style-name="MP9" draw:layer="backgroundobjects" svg:x1="18.838cm" svg:y1="7.108cm" svg:x2="20.558cm" svg:y2="7.108cm">
          <text:p/>
        </draw:line>
        <draw:line draw:style-name="Mgr13" draw:text-style-name="MP9" draw:layer="backgroundobjects" svg:x1="18.838cm" svg:y1="9.318cm" svg:x2="20.558cm" svg:y2="9.318cm">
          <text:p/>
        </draw:line>
        <draw:line draw:style-name="Mgr13" draw:text-style-name="MP9" draw:layer="backgroundobjects" svg:x1="16.506cm" svg:y1="9.318cm" svg:x2="18.225cm" svg:y2="9.318cm">
          <text:p/>
        </draw:line>
        <draw:line draw:style-name="Mgr13" draw:text-style-name="MP9" draw:layer="backgroundobjects" svg:x1="16.259cm" svg:y1="9.644cm" svg:x2="16.259cm" svg:y2="11.364cm">
          <text:p/>
        </draw:line>
        <draw:line draw:style-name="Mgr13" draw:text-style-name="MP9" draw:layer="backgroundobjects" svg:x1="18.468cm" svg:y1="9.644cm" svg:x2="18.468cm" svg:y2="11.364cm">
          <text:p/>
        </draw:line>
        <draw:line draw:style-name="Mgr13" draw:text-style-name="MP9" draw:layer="backgroundobjects" svg:x1="18.468cm" svg:y1="11.853cm" svg:x2="18.468cm" svg:y2="13.573cm">
          <text:p/>
        </draw:line>
        <draw:line draw:style-name="Mgr13" draw:text-style-name="MP9" draw:layer="backgroundobjects" svg:x1="16.259cm" svg:y1="11.853cm" svg:x2="16.259cm" svg:y2="13.573cm">
          <text:p/>
        </draw:line>
        <draw:line draw:style-name="Mgr13" draw:text-style-name="MP9" draw:layer="backgroundobjects" svg:x1="16.506cm" svg:y1="11.611cm" svg:x2="18.225cm" svg:y2="11.611cm">
          <text:p/>
        </draw:line>
        <draw:line draw:style-name="Mgr13" draw:text-style-name="MP9" draw:layer="backgroundobjects" svg:x1="18.838cm" svg:y1="11.611cm" svg:x2="20.558cm" svg:y2="11.611cm">
          <text:p/>
        </draw:line>
        <draw:line draw:style-name="Mgr13" draw:text-style-name="MP9" draw:layer="backgroundobjects" svg:x1="18.838cm" svg:y1="13.82cm" svg:x2="20.558cm" svg:y2="13.82cm">
          <text:p/>
        </draw:line>
        <draw:line draw:style-name="Mgr13" draw:text-style-name="MP9" draw:layer="backgroundobjects" svg:x1="16.506cm" svg:y1="13.82cm" svg:x2="18.225cm" svg:y2="13.82cm">
          <text:p/>
        </draw:line>
        <draw:line draw:style-name="Mgr13" draw:text-style-name="MP9" draw:layer="backgroundobjects" svg:x1="16.259cm" svg:y1="14.151cm" svg:x2="16.259cm" svg:y2="15.871cm">
          <text:p/>
        </draw:line>
        <draw:line draw:style-name="Mgr13" draw:text-style-name="MP9" draw:layer="backgroundobjects" svg:x1="18.468cm" svg:y1="14.151cm" svg:x2="18.468cm" svg:y2="15.871cm">
          <text:p/>
        </draw:line>
        <draw:line draw:style-name="Mgr13" draw:text-style-name="MP9" draw:layer="backgroundobjects" svg:x1="18.468cm" svg:y1="16.36cm" svg:x2="18.468cm" svg:y2="18.08cm">
          <text:p/>
        </draw:line>
        <draw:line draw:style-name="Mgr13" draw:text-style-name="MP9" draw:layer="backgroundobjects" svg:x1="16.259cm" svg:y1="16.36cm" svg:x2="16.259cm" svg:y2="18.08cm">
          <text:p/>
        </draw:line>
        <draw:line draw:style-name="Mgr13" draw:text-style-name="MP9" draw:layer="backgroundobjects" svg:x1="16.506cm" svg:y1="16.118cm" svg:x2="18.225cm" svg:y2="16.118cm">
          <text:p/>
        </draw:line>
        <draw:line draw:style-name="Mgr13" draw:text-style-name="MP9" draw:layer="backgroundobjects" svg:x1="18.838cm" svg:y1="16.118cm" svg:x2="20.558cm" svg:y2="16.118cm">
          <text:p/>
        </draw:line>
        <draw:line draw:style-name="Mgr13" draw:text-style-name="MP9" draw:layer="backgroundobjects" svg:x1="18.838cm" svg:y1="18.327cm" svg:x2="20.558cm" svg:y2="18.327cm">
          <text:p/>
        </draw:line>
        <draw:line draw:style-name="Mgr13" draw:text-style-name="MP9" draw:layer="backgroundobjects" svg:x1="16.506cm" svg:y1="18.327cm" svg:x2="18.225cm" svg:y2="18.327cm">
          <text:p/>
        </draw:line>
        <draw:line draw:style-name="Mgr13" draw:text-style-name="MP9" draw:layer="backgroundobjects" svg:x1="20.968cm" svg:y1="0.635cm" svg:x2="20.968cm" svg:y2="2.355cm">
          <text:p/>
        </draw:line>
        <draw:line draw:style-name="Mgr13" draw:text-style-name="MP9" draw:layer="backgroundobjects" svg:x1="23.178cm" svg:y1="0.635cm" svg:x2="23.178cm" svg:y2="2.355cm">
          <text:p/>
        </draw:line>
        <draw:line draw:style-name="Mgr13" draw:text-style-name="MP9" draw:layer="backgroundobjects" svg:x1="23.178cm" svg:y1="2.844cm" svg:x2="23.178cm" svg:y2="4.564cm">
          <text:p/>
        </draw:line>
        <draw:line draw:style-name="Mgr13" draw:text-style-name="MP9" draw:layer="backgroundobjects" svg:x1="20.968cm" svg:y1="2.844cm" svg:x2="20.968cm" svg:y2="4.564cm">
          <text:p/>
        </draw:line>
        <draw:line draw:style-name="Mgr13" draw:text-style-name="MP9" draw:layer="backgroundobjects" svg:x1="21.215cm" svg:y1="2.602cm" svg:x2="22.935cm" svg:y2="2.602cm">
          <text:p/>
        </draw:line>
        <draw:line draw:style-name="Mgr13" draw:text-style-name="MP9" draw:layer="backgroundobjects" svg:x1="23.548cm" svg:y1="2.602cm" svg:x2="25.268cm" svg:y2="2.602cm">
          <text:p/>
        </draw:line>
        <draw:line draw:style-name="Mgr13" draw:text-style-name="MP9" draw:layer="backgroundobjects" svg:x1="23.548cm" svg:y1="4.811cm" svg:x2="25.268cm" svg:y2="4.811cm">
          <text:p/>
        </draw:line>
        <draw:line draw:style-name="Mgr13" draw:text-style-name="MP9" draw:layer="backgroundobjects" svg:x1="21.215cm" svg:y1="4.811cm" svg:x2="22.935cm" svg:y2="4.811cm">
          <text:p/>
        </draw:line>
        <draw:line draw:style-name="Mgr13" draw:text-style-name="MP9" draw:layer="backgroundobjects" svg:x1="20.968cm" svg:y1="5.142cm" svg:x2="20.968cm" svg:y2="6.862cm">
          <text:p/>
        </draw:line>
        <draw:line draw:style-name="Mgr13" draw:text-style-name="MP9" draw:layer="backgroundobjects" svg:x1="23.178cm" svg:y1="5.142cm" svg:x2="23.178cm" svg:y2="6.862cm">
          <text:p/>
        </draw:line>
        <draw:line draw:style-name="Mgr13" draw:text-style-name="MP9" draw:layer="backgroundobjects" svg:x1="23.178cm" svg:y1="7.351cm" svg:x2="23.178cm" svg:y2="9.071cm">
          <text:p/>
        </draw:line>
        <draw:line draw:style-name="Mgr13" draw:text-style-name="MP9" draw:layer="backgroundobjects" svg:x1="20.968cm" svg:y1="7.351cm" svg:x2="20.968cm" svg:y2="9.071cm">
          <text:p/>
        </draw:line>
        <draw:line draw:style-name="Mgr13" draw:text-style-name="MP9" draw:layer="backgroundobjects" svg:x1="21.215cm" svg:y1="7.108cm" svg:x2="22.935cm" svg:y2="7.108cm">
          <text:p/>
        </draw:line>
        <draw:line draw:style-name="Mgr13" draw:text-style-name="MP9" draw:layer="backgroundobjects" svg:x1="23.548cm" svg:y1="7.108cm" svg:x2="25.268cm" svg:y2="7.108cm">
          <text:p/>
        </draw:line>
        <draw:line draw:style-name="Mgr13" draw:text-style-name="MP9" draw:layer="backgroundobjects" svg:x1="23.548cm" svg:y1="9.318cm" svg:x2="25.268cm" svg:y2="9.318cm">
          <text:p/>
        </draw:line>
        <draw:line draw:style-name="Mgr13" draw:text-style-name="MP9" draw:layer="backgroundobjects" svg:x1="21.215cm" svg:y1="9.318cm" svg:x2="22.935cm" svg:y2="9.318cm">
          <text:p/>
        </draw:line>
        <draw:line draw:style-name="Mgr13" draw:text-style-name="MP9" draw:layer="backgroundobjects" svg:x1="20.968cm" svg:y1="9.644cm" svg:x2="20.968cm" svg:y2="11.364cm">
          <text:p/>
        </draw:line>
        <draw:line draw:style-name="Mgr13" draw:text-style-name="MP9" draw:layer="backgroundobjects" svg:x1="23.178cm" svg:y1="9.644cm" svg:x2="23.178cm" svg:y2="11.364cm">
          <text:p/>
        </draw:line>
        <draw:line draw:style-name="Mgr13" draw:text-style-name="MP9" draw:layer="backgroundobjects" svg:x1="23.178cm" svg:y1="11.853cm" svg:x2="23.178cm" svg:y2="13.573cm">
          <text:p/>
        </draw:line>
        <draw:line draw:style-name="Mgr13" draw:text-style-name="MP9" draw:layer="backgroundobjects" svg:x1="20.968cm" svg:y1="11.853cm" svg:x2="20.968cm" svg:y2="13.573cm">
          <text:p/>
        </draw:line>
        <draw:line draw:style-name="Mgr13" draw:text-style-name="MP9" draw:layer="backgroundobjects" svg:x1="21.215cm" svg:y1="11.611cm" svg:x2="22.935cm" svg:y2="11.611cm">
          <text:p/>
        </draw:line>
        <draw:line draw:style-name="Mgr13" draw:text-style-name="MP9" draw:layer="backgroundobjects" svg:x1="23.548cm" svg:y1="11.611cm" svg:x2="25.268cm" svg:y2="11.611cm">
          <text:p/>
        </draw:line>
        <draw:line draw:style-name="Mgr13" draw:text-style-name="MP9" draw:layer="backgroundobjects" svg:x1="23.548cm" svg:y1="13.82cm" svg:x2="25.268cm" svg:y2="13.82cm">
          <text:p/>
        </draw:line>
        <draw:line draw:style-name="Mgr13" draw:text-style-name="MP9" draw:layer="backgroundobjects" svg:x1="21.215cm" svg:y1="13.82cm" svg:x2="22.935cm" svg:y2="13.82cm">
          <text:p/>
        </draw:line>
        <draw:line draw:style-name="Mgr13" draw:text-style-name="MP9" draw:layer="backgroundobjects" svg:x1="20.968cm" svg:y1="14.151cm" svg:x2="20.968cm" svg:y2="15.871cm">
          <text:p/>
        </draw:line>
        <draw:line draw:style-name="Mgr13" draw:text-style-name="MP9" draw:layer="backgroundobjects" svg:x1="23.178cm" svg:y1="14.151cm" svg:x2="23.178cm" svg:y2="15.871cm">
          <text:p/>
        </draw:line>
        <draw:line draw:style-name="Mgr13" draw:text-style-name="MP9" draw:layer="backgroundobjects" svg:x1="23.178cm" svg:y1="16.36cm" svg:x2="23.178cm" svg:y2="18.08cm">
          <text:p/>
        </draw:line>
        <draw:line draw:style-name="Mgr13" draw:text-style-name="MP9" draw:layer="backgroundobjects" svg:x1="20.968cm" svg:y1="16.36cm" svg:x2="20.968cm" svg:y2="18.08cm">
          <text:p/>
        </draw:line>
        <draw:line draw:style-name="Mgr13" draw:text-style-name="MP9" draw:layer="backgroundobjects" svg:x1="21.215cm" svg:y1="16.118cm" svg:x2="22.935cm" svg:y2="16.118cm">
          <text:p/>
        </draw:line>
        <draw:line draw:style-name="Mgr13" draw:text-style-name="MP9" draw:layer="backgroundobjects" svg:x1="23.548cm" svg:y1="16.118cm" svg:x2="25.268cm" svg:y2="16.118cm">
          <text:p/>
        </draw:line>
        <draw:line draw:style-name="Mgr13" draw:text-style-name="MP9" draw:layer="backgroundobjects" svg:x1="23.548cm" svg:y1="18.327cm" svg:x2="25.268cm" svg:y2="18.327cm">
          <text:p/>
        </draw:line>
        <draw:line draw:style-name="Mgr13" draw:text-style-name="MP9" draw:layer="backgroundobjects" svg:x1="21.215cm" svg:y1="18.327cm" svg:x2="22.935cm" svg:y2="18.327cm">
          <text:p/>
        </draw:line>
        <draw:line draw:style-name="Mgr13" draw:text-style-name="MP9" draw:layer="backgroundobjects" svg:x1="0.013cm" svg:y1="0.3cm" svg:x2="1.733cm" svg:y2="0.3cm">
          <text:p/>
        </draw:line>
        <draw:line draw:style-name="Mgr13" draw:text-style-name="MP9" draw:layer="backgroundobjects" svg:x1="2.39cm" svg:y1="0.3cm" svg:x2="4.11cm" svg:y2="0.3cm">
          <text:p/>
        </draw:line>
        <draw:line draw:style-name="Mgr13" draw:text-style-name="MP9" draw:layer="backgroundobjects" svg:x1="4.723cm" svg:y1="0.3cm" svg:x2="6.443cm" svg:y2="0.3cm">
          <text:p/>
        </draw:line>
        <draw:line draw:style-name="Mgr13" draw:text-style-name="MP9" draw:layer="backgroundobjects" svg:x1="7.1cm" svg:y1="0.3cm" svg:x2="8.819cm" svg:y2="0.3cm">
          <text:p/>
        </draw:line>
        <draw:line draw:style-name="Mgr13" draw:text-style-name="MP9" draw:layer="backgroundobjects" svg:x1="9.432cm" svg:y1="0.3cm" svg:x2="11.152cm" svg:y2="0.3cm">
          <text:p/>
        </draw:line>
        <draw:line draw:style-name="Mgr13" draw:text-style-name="MP9" draw:layer="backgroundobjects" svg:x1="11.809cm" svg:y1="0.3cm" svg:x2="13.529cm" svg:y2="0.3cm">
          <text:p/>
        </draw:line>
        <draw:line draw:style-name="Mgr13" draw:text-style-name="MP9" draw:layer="backgroundobjects" svg:x1="14.142cm" svg:y1="0.3cm" svg:x2="15.862cm" svg:y2="0.3cm">
          <text:p/>
        </draw:line>
        <draw:line draw:style-name="Mgr13" draw:text-style-name="MP9" draw:layer="backgroundobjects" svg:x1="16.519cm" svg:y1="0.3cm" svg:x2="18.239cm" svg:y2="0.3cm">
          <text:p/>
        </draw:line>
        <draw:line draw:style-name="Mgr13" draw:text-style-name="MP9" draw:layer="backgroundobjects" svg:x1="18.852cm" svg:y1="0.3cm" svg:x2="20.571cm" svg:y2="0.3cm">
          <text:p/>
        </draw:line>
        <draw:line draw:style-name="Mgr13" draw:text-style-name="MP9" draw:layer="backgroundobjects" svg:x1="21.228cm" svg:y1="0.3cm" svg:x2="22.948cm" svg:y2="0.3cm">
          <text:p/>
        </draw:line>
        <draw:line draw:style-name="Mgr13" draw:text-style-name="MP9" draw:layer="backgroundobjects" svg:x1="23.561cm" svg:y1="0.3cm" svg:x2="25.281cm" svg:y2="0.3cm">
          <text:p/>
        </draw:line>
      </draw:g>
      <draw:g>
        <draw:custom-shape draw:style-name="Mgr3" draw:text-style-name="MP3" draw:layer="backgroundobjects" svg:width="11.218cm" svg:height="2.328cm" svg:x="12.7cm" svg:y="5.292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1.218cm" svg:height="2.328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1.218cm" svg:height="2.328cm" svg:x="1.482cm" svg:y="7.62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1.218cm" svg:height="2.328cm" svg:x="1.482cm" svg:y="5.29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3" draw:layer="backgroundobjects" svg:width="21.59cm" svg:height="3.81cm" svg:x="1.905cm" svg:y="5.715cm">
          <text:p/>
          <draw:enhanced-geometry svg:viewBox="0 0 21600 21600" draw:type="rectangle" draw:enhanced-path="M 0 0 L 21600 0 21600 21600 0 21600 0 0 Z N"/>
        </draw:custom-shape>
      </draw:g>
      <draw:frame presentation:style-name="Title1-title" draw:layer="backgroundobjects" svg:width="21.59cm" svg:height="3.811cm" svg:x="1.905cm" svg:y="5.715cm" presentation:class="title" presentation:placeholder="true">
        <draw:text-box/>
      </draw:frame>
      <draw:frame presentation:style-name="Title1-subtitle" draw:layer="backgroundobjects" svg:width="17.78cm" svg:height="4.869cm" svg:x="3.81cm" svg:y="10.795cm" presentation:class="subtitle" presentation:placeholder="true">
        <draw:text-box/>
      </draw:frame>
      <draw:frame presentation:style-name="Mpr2" draw:text-style-name="MP11" draw:layer="backgroundobjects" svg:width="5.292cm" svg:height="1.271cm" svg:x="1.905cm" svg:y="17.357cm" presentation:class="date-time">
        <draw:text-box>
          <text:list text:style-name="ML3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3" draw:text-style-name="MP13" draw:layer="backgroundobjects" svg:width="8.044cm" svg:height="1.271cm" svg:x="8.678cm" svg:y="17.357cm" presentation:class="footer">
        <draw:text-box>
          <text:list text:style-name="ML3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4" draw:text-style-name="MP15" draw:layer="backgroundobjects" svg:width="5.292cm" svg:height="1.271cm" svg:x="18.203cm" svg:y="17.357cm" presentation:class="page-number">
        <draw:text-box>
          <text:list text:style-name="ML3">
            <text:list-header>
              <text:p text:style-name="MP14"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3" draw:layer="backgroundobjects" svg:width="1.375cm" svg:height="0.207cm" svg:x="2.223cm" svg:y="18.84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.376cm" svg:height="0.207cm" svg:x="0.847cm" svg:y="18.8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1.376cm" svg:height="0.207cm" svg:x="5.186cm" svg:y="18.843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.376cm" svg:height="0.207cm" svg:x="3.81cm" svg:y="18.84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376cm" svg:height="0.207cm" svg:x="8.149cm" svg:y="18.84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.376cm" svg:height="0.207cm" svg:x="6.773cm" svg:y="18.8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1.375cm" svg:height="0.207cm" svg:x="11.113cm" svg:y="18.843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.376cm" svg:height="0.207cm" svg:x="9.737cm" svg:y="18.84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376cm" svg:height="0.207cm" svg:x="14.076cm" svg:y="18.84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.376cm" svg:height="0.207cm" svg:x="12.7cm" svg:y="18.8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1.376cm" svg:height="0.207cm" svg:x="17.039cm" svg:y="18.843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.376cm" svg:height="0.207cm" svg:x="15.663cm" svg:y="18.84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375cm" svg:height="0.207cm" svg:x="20.003cm" svg:y="18.843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3" draw:layer="backgroundobjects" svg:width="1.376cm" svg:height="0.207cm" svg:x="18.627cm" svg:y="18.8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3" draw:layer="backgroundobjects" svg:width="1.376cm" svg:height="0.207cm" svg:x="22.966cm" svg:y="18.843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.376cm" svg:height="0.207cm" svg:x="21.59cm" svg:y="18.843cm">
          <text:p/>
          <draw:enhanced-geometry svg:viewBox="0 0 21600 21600" draw:type="rectangle" draw:enhanced-path="M 0 0 L 21600 0 21600 21600 0 21600 0 0 Z N"/>
        </draw:custom-shape>
      </draw:g>
      <draw:frame draw:style-name="Mgr15" draw:text-style-name="MP9" draw:layer="backgroundobjects" svg:width="0.816cm" svg:height="0.816cm" svg:x="12.325cm" svg:y="9.344cm">
        <draw:image xlink:href="Pictures/100000120000000F0000000FF059E65B.png" xlink:type="simple" xlink:show="embed" xlink:actuate="onLoad">
          <text:p/>
        </draw:image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genda</dc:title>
    <meta:initial-creator>wangxiul</meta:initial-creator>
    <meta:creation-date>2009-08-06T13:48:09</meta:creation-date>
    <dc:date>2012-07-24T11:19:44.71</dc:date>
    <meta:editing-cycles>1</meta:editing-cycles>
    <meta:editing-duration>PT22S</meta:editing-duration>
    <meta:document-statistic meta:object-count="301"/>
    <meta:generator>OpenOffice.org/3.5$Win32 OpenOffice.org_project/350m1$Build-9610</meta:generator>
    <meta:user-defined meta:name="LCID" meta:value-type="float">1033</meta:user-defined>
    <meta:user-defined meta:name="Version" meta:value-type="float">2</meta:user-defined>
  </office:meta>
</office:document-meta>
</file>